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49in" svg:x="0.065in" svg:y="4.2563in">
            <draw:object draw:notify-on-update-of-ranges="Sheet1.M33:Sheet1.M33 Sheet1.B1:Sheet1.B1 Sheet1.A2:Sheet1.A14 Sheet1.B2:Sheet1.B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4in" svg:height="3.5449in" svg:x="3.7933in" svg:y="0.2413in">
            <draw:object draw:notify-on-update-of-ranges="Sheet1.C1:Sheet1.C1 Sheet1.A2:Sheet1.A14 Sheet1.C2:Sheet1.C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4in" svg:height="3.5449in" svg:x="6.4059in" svg:y="4.2563in">
            <draw:object draw:notify-on-update-of-ranges="Sheet1.C1:Sheet1.C1 Sheet1.B2:Sheet1.B14 Sheet1.C2:Sheet1.C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vidia DC</text:p>
          </table:table-cell>
          <table:table-cell office:value-type="string" calcext:value-type="string">
            <text:p>Real DC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.2" calcext:value-type="float">
            <text:p>28.2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.6" calcext:value-type="float">
            <text:p>37.6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.9" calcext:value-type="float">
            <text:p>46.9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.7" calcext:value-type="float">
            <text:p>51.7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.3" calcext:value-type="float">
            <text:p>57.3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.4" calcext:value-type="float">
            <text:p>63.4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9.5" calcext:value-type="float">
            <text:p>69.5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6.1" calcext:value-type="float">
            <text:p>76.1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2.9" calcext:value-type="float">
            <text:p>82.9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400" calcext:value-type="float">
            <text:p>3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21:14:20.65680733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01:24:58.085610271</meta:creation-date>
    <dc:date>2021-11-16T21:42:32.043389599</dc:date>
    <meta:editing-duration>PT14M55S</meta:editing-duration>
    <meta:editing-cycles>4</meta:editing-cycles>
    <meta:generator>LibreOffice/7.2.2.2$Linux_X86_64 LibreOffice_project/20$Build-2</meta:generator>
    <meta:document-statistic meta:table-count="1" meta:cell-count="42" meta:object-count="3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plot-area chart:style-name="ch2" table:cell-range-address="Sheet1.M33:Sheet1.M33 Sheet1.B1:Sheet1.B14 Sheet1.A2:Sheet1.A14" chart:data-source-has-labels="both" svg:x="1.33cm" svg:y="0.18cm" svg:width="14.35cm" svg:height="7.664cm">
          <chart:coordinate-region svg:x="1.951cm" svg:y="0.379cm" svg:width="13.262cm" svg:height="6.818cm"/>
          <chart:axis chart:dimension="x" chart:name="primary-x" chart:style-name="ch3" chartooo:axis-type="auto">
            <chart:title svg:x="7.707cm" svg:y="8.024cm" chart:style-name="ch4">
              <text:p>Nvidia DC</text:p>
            </chart:title>
            <chart:categories table:cell-range-address="Sheet1.B1:Sheet1.B1"/>
          </chart:axis>
          <chart:axis chart:dimension="y" chart:name="primary-y" chart:style-name="ch5">
            <chart:title svg:x="0.451cm" svg:y="4.691cm" chart:style-name="ch6">
              <text:p>Real DC</text:p>
            </chart:title>
            <chart:grid chart:style-name="ch7" chart:class="major"/>
          </chart:axis>
          <chart:series chart:style-name="ch8" chart:values-cell-range-address="Sheet1.B2:Sheet1.B14" chart:class="chart:scatter">
            <chart:domain table:cell-range-address="Sheet1.A2:Sheet1.A14"/>
            <chart:regression-curve chart:style-name="ch9">
              <chart:equation chart:display-equation="true" chart:display-r-square="true" svg:x="1.722cm" svg:y="0.41cm"/>
            </chart:regression-curve>
            <chart:data-point chart:repeated="11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eal DC</text:p>
                <draw:g>
                  <svg:desc>Sheet1.B1:Sheet1.B1</svg:desc>
                </draw:g>
              </table:table-cell>
              <table:table-cell office:value-type="float" office:value="43">
                <text:p>43</text:p>
                <draw:g>
                  <svg:desc>Sheet1.A2:Sheet1.A14</svg:desc>
                </draw:g>
              </table:table-cell>
              <table:table-cell office:value-type="float" office:value="28.2">
                <text:p>28.2</text:p>
                <draw:g>
                  <svg:desc>Sheet1.B2:Sheet1.B14</svg:desc>
                </draw:g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column-mapping="" chart:style-name="ch1">
        <chart:plot-area chart:style-name="ch2" table:cell-range-address="Sheet1.C1:Sheet1.C14 Sheet1.A2:Sheet1.A14" chart:data-source-has-labels="column" svg:x="1.33cm" svg:y="0.18cm" svg:width="14.35cm" svg:height="7.664cm">
          <chart:coordinate-region svg:x="2.322cm" svg:y="0.38cm" svg:width="13.078cm" svg:height="6.817cm"/>
          <chart:axis chart:dimension="x" chart:name="primary-x" chart:style-name="ch3" chartooo:axis-type="auto">
            <chart:title svg:x="7.707cm" svg:y="8.024cm" chart:style-name="ch4">
              <text:p>Nvidia DC</text:p>
            </chart:title>
            <chart:categories table:cell-range-address="Sheet1.C1:Sheet1.C1"/>
          </chart:axis>
          <chart:axis chart:dimension="y" chart:name="primary-y" chart:style-name="ch5">
            <chart:title svg:x="0.451cm" svg:y="4.426cm" chart:style-name="ch6">
              <text:p>RPM</text:p>
            </chart:title>
            <chart:grid chart:style-name="ch7" chart:class="major"/>
          </chart:axis>
          <chart:series chart:style-name="ch8" chart:values-cell-range-address="Sheet1.C2:Sheet1.C14" chart:class="chart:scatter">
            <chart:domain table:cell-range-address="Sheet1.A2:Sheet1.A14"/>
            <chart:regression-curve chart:style-name="ch9">
              <chart:equation chart:display-equation="true" chart:display-r-square="true" svg:x="2.662cm" svg:y="0.976cm"/>
            </chart:regression-curve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PM</text:p>
                <draw:g>
                  <svg:desc>Sheet1.C1:Sheet1.C1</svg:desc>
                </draw:g>
              </table:table-cell>
              <table:table-cell office:value-type="float" office:value="43">
                <text:p>43</text:p>
                <draw:g>
                  <svg:desc>Sheet1.A2:Sheet1.A14</svg:desc>
                </draw:g>
              </table:table-cell>
              <table:table-cell office:value-type="float" office:value="1480">
                <text:p>1480</text:p>
                <draw:g>
                  <svg:desc>Sheet1.C2:Sheet1.C14</svg:desc>
                </draw:g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3400">
                <text:p>34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column-mapping="" chart:style-name="ch1">
        <chart:plot-area chart:style-name="ch2" table:cell-range-address="Sheet1.C1:Sheet1.C14 Sheet1.B2:Sheet1.B14" chart:data-source-has-labels="column" svg:x="1.33cm" svg:y="0.18cm" svg:width="14.35cm" svg:height="7.664cm">
          <chart:coordinate-region svg:x="2.322cm" svg:y="0.38cm" svg:width="13.078cm" svg:height="6.817cm"/>
          <chart:axis chart:dimension="x" chart:name="primary-x" chart:style-name="ch3" chartooo:axis-type="auto">
            <chart:title svg:x="7.826cm" svg:y="8.024cm" chart:style-name="ch4">
              <text:p>Real DC</text:p>
            </chart:title>
            <chart:categories table:cell-range-address="Sheet1.C1:Sheet1.C1"/>
          </chart:axis>
          <chart:axis chart:dimension="y" chart:name="primary-y" chart:style-name="ch5">
            <chart:title svg:x="0.451cm" svg:y="4.426cm" chart:style-name="ch6">
              <text:p>RPM</text:p>
            </chart:title>
            <chart:grid chart:style-name="ch7" chart:class="major"/>
          </chart:axis>
          <chart:series chart:style-name="ch8" chart:values-cell-range-address="Sheet1.C2:Sheet1.C14" chart:class="chart:scatter">
            <chart:domain table:cell-range-address="Sheet1.B2:Sheet1.B14"/>
            <chart:regression-curve chart:style-name="ch9">
              <chart:equation chart:display-equation="true" chart:display-r-square="true" svg:x="2.288cm" svg:y="0.559cm"/>
            </chart:regression-curve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PM</text:p>
                <draw:g>
                  <svg:desc>Sheet1.C1:Sheet1.C1</svg:desc>
                </draw:g>
              </table:table-cell>
              <table:table-cell office:value-type="float" office:value="28.2">
                <text:p>28.2</text:p>
                <draw:g>
                  <svg:desc>Sheet1.B2:Sheet1.B14</svg:desc>
                </draw:g>
              </table:table-cell>
              <table:table-cell office:value-type="float" office:value="1480">
                <text:p>1480</text:p>
                <draw:g>
                  <svg:desc>Sheet1.C2:Sheet1.C14</svg:desc>
                </draw:g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/>
              <table:table-cell office:value-type="float" office:value="37.6">
                <text:p>37.6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/>
              <table:table-cell office:value-type="float" office:value="46.9">
                <text:p>46.9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/>
              <table:table-cell office:value-type="float" office:value="51.7">
                <text:p>51.7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/>
              <table:table-cell office:value-type="float" office:value="57.3">
                <text:p>57.3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/>
              <table:table-cell office:value-type="float" office:value="63.4">
                <text:p>63.4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/>
              <table:table-cell office:value-type="float" office:value="69.5">
                <text:p>69.5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/>
              <table:table-cell office:value-type="float" office:value="76.1">
                <text:p>76.1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/>
              <table:table-cell office:value-type="float" office:value="82.9">
                <text:p>82.9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3400">
                <text:p>34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